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42mm"/>
    </style:style>
    <style:style style:name="co2" style:family="table-column">
      <style:table-column-properties fo:break-before="auto" style:column-width="27.18mm"/>
    </style:style>
    <style:style style:name="co3" style:family="table-column">
      <style:table-column-properties fo:break-before="auto" style:column-width="31.26mm"/>
    </style:style>
    <style:style style:name="co4" style:family="table-column">
      <style:table-column-properties fo:break-before="auto" style:column-width="27.52mm"/>
    </style:style>
    <style:style style:name="co5" style:family="table-column">
      <style:table-column-properties fo:break-before="auto" style:column-width="30.4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729fcf"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6pt solid #000000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7" style:family="table-cell" style:parent-style-name="Default" style:data-style-name="N108">
      <style:table-cell-properties fo:border="0.06pt solid #000000"/>
      <style:text-properties style:font-name="Arial" fo:font-size="12pt" style:font-size-asian="12pt" style:font-size-complex="12pt"/>
    </style:style>
    <style:style style:name="ce8" style:family="table-cell" style:parent-style-name="Default" style:data-style-name="N104">
      <style:table-cell-properties style:text-align-source="fix" style:repeat-content="false" fo:border="0.06pt solid #000000"/>
      <style:paragraph-properties fo:text-align="end" fo:margin-left="0mm"/>
      <style:text-properties style:font-name="Arial" fo:font-size="12pt" style:font-size-asian="12pt" style:font-size-complex="12pt"/>
    </style:style>
    <style:style style:name="ce17" style:family="table-cell" style:parent-style-name="Default" style:data-style-name="N104">
      <style:table-cell-properties fo:border="0.06pt solid #000000"/>
      <style:text-properties style:font-name="Arial" fo:font-size="12pt" style:font-size-asian="12pt" style:font-size-complex="12pt"/>
    </style:style>
    <style:style style:name="ce9" style:family="table-cell" style:parent-style-name="Default" style:data-style-name="N108">
      <style:table-cell-properties style:text-align-source="fix" style:repeat-content="false" fo:border="0.06pt solid #000000"/>
      <style:paragraph-properties fo:text-align="end" fo:margin-left="0mm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1019" table:default-cell-style-name="ce10"/>
        <table:table-row table:style-name="ro1">
          <table:table-cell table:style-name="ce1" office:value-type="string" calcext:value-type="string" table:number-columns-spanned="5" table:number-rows-spanned="1">
            <text:p>Estoque de produtos de Informática 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Produto</text:p>
          </table:table-cell>
          <table:table-cell table:style-name="ce3" office:value-type="string" calcext:value-type="string">
            <text:p>Quantidade</text:p>
          </table:table-cell>
          <table:table-cell table:style-name="ce3" office:value-type="string" calcext:value-type="string">
            <text:p>Valor unitário</text:p>
          </table:table-cell>
          <table:table-cell table:style-name="ce3" office:value-type="string" calcext:value-type="string">
            <text:p>Total em R$</text:p>
          </table:table-cell>
          <table:table-cell table:style-name="ce3" office:value-type="string" calcext:value-type="string">
            <text:p>Total em US$</text:p>
          </table:table-cell>
          <table:table-cell table:number-columns-repeated="1019"/>
        </table:table-row>
        <table:table-row table:style-name="ro1">
          <table:table-cell table:style-name="ce4" table:number-columns-repeated="5"/>
          <table:table-cell table:number-columns-repeated="1019"/>
        </table:table-row>
        <table:table-row table:style-name="ro1">
          <table:table-cell table:style-name="ce4" office:value-type="string" calcext:value-type="string">
            <text:p>Monitor de vídeo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currency" office:currency="BRL" office:value="339" calcext:value-type="currency">
            <text:p>R$ 339,00</text:p>
          </table:table-cell>
          <table:table-cell table:style-name="ce8" table:formula="of:=[.B5]*[.C5]" office:value-type="currency" office:currency="BRL" office:value="1356" calcext:value-type="currency">
            <text:p>R$ 1.356,00</text:p>
          </table:table-cell>
          <table:table-cell table:style-name="ce9" table:formula="of:=[.D5]/[.B$13]" office:value-type="currency" office:currency="USD" office:value="325.961538461538" calcext:value-type="currency">
            <text:p>$325,9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ouse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currency" office:currency="BRL" office:value="12.4" calcext:value-type="currency">
            <text:p>R$ 12,40</text:p>
          </table:table-cell>
          <table:table-cell table:style-name="ce8" table:formula="of:=[.B6]*[.C6]" office:value-type="currency" office:currency="BRL" office:value="186" calcext:value-type="currency">
            <text:p>R$ 186,00</text:p>
          </table:table-cell>
          <table:table-cell table:style-name="ce9" table:formula="of:=[.D6]/[.B$13]" office:value-type="currency" office:currency="USD" office:value="44.7115384615385" calcext:value-type="currency">
            <text:p>$44,7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Teclado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currency" office:currency="BRL" office:value="25.6" calcext:value-type="currency">
            <text:p>R$ 25,60</text:p>
          </table:table-cell>
          <table:table-cell table:style-name="ce8" table:formula="of:=[.B7]*[.C7]" office:value-type="currency" office:currency="BRL" office:value="230.4" calcext:value-type="currency">
            <text:p>R$ 230,40</text:p>
          </table:table-cell>
          <table:table-cell table:style-name="ce9" table:formula="of:=[.D7]/[.B$13]" office:value-type="currency" office:currency="USD" office:value="55.3846153846154" calcext:value-type="currency">
            <text:p>$55,38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Hard Disck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currency" office:currency="BRL" office:value="278" calcext:value-type="currency">
            <text:p>R$ 278,00</text:p>
          </table:table-cell>
          <table:table-cell table:style-name="ce8" table:formula="of:=[.B8]*[.C8]" office:value-type="currency" office:currency="BRL" office:value="1390" calcext:value-type="currency">
            <text:p>R$ 1.390,00</text:p>
          </table:table-cell>
          <table:table-cell table:style-name="ce9" table:formula="of:=[.D8]/[.B$13]" office:value-type="currency" office:currency="USD" office:value="334.134615384615" calcext:value-type="currency">
            <text:p>$334,1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Gravador de CD</text:p>
          </table:table-cell>
          <table:table-cell table:style-name="ce6" office:value-type="float" office:value="18" calcext:value-type="float">
            <text:p>18</text:p>
          </table:table-cell>
          <table:table-cell table:style-name="ce8" office:value-type="currency" office:currency="BRL" office:value="115" calcext:value-type="currency">
            <text:p>R$ 115,00</text:p>
          </table:table-cell>
          <table:table-cell table:style-name="ce8" table:formula="of:=[.B9]*[.C9]" office:value-type="currency" office:currency="BRL" office:value="2070" calcext:value-type="currency">
            <text:p>R$ 2.070,00</text:p>
          </table:table-cell>
          <table:table-cell table:style-name="ce9" table:formula="of:=[.D9]/[.B$13]" office:value-type="currency" office:currency="USD" office:value="497.596153846154" calcext:value-type="currency">
            <text:p>$497,6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Total em estoque</text:p>
          </table:table-cell>
          <table:table-cell table:style-name="Default" table:number-columns-repeated="2"/>
          <table:table-cell table:style-name="ce17" table:formula="of:=SUM([.D5:.D9])" office:value-type="currency" office:currency="BRL" office:value="5232.4" calcext:value-type="currency">
            <text:p>R$ 5.232,40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Cotação do Dólar</text:p>
          </table:table-cell>
          <table:table-cell table:style-name="ce7" office:value-type="currency" office:currency="USD" office:value="4.16" calcext:value-type="currency">
            <text:p>$4,16</text:p>
          </table:table-cell>
          <table:table-cell table:number-columns-repeated="10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 number:title="User-defined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 style:data-style-name="N2" text:time-value="12:44:27.295016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ão Batista</meta:initial-creator>
    <meta:creation-date>2019-09-24T19:43:53.156012840</meta:creation-date>
    <dc:date>2019-09-26T12:47:18.937933304</dc:date>
    <dc:creator>João Batista</dc:creator>
    <meta:editing-duration>PT3M7S</meta:editing-duration>
    <meta:editing-cycles>2</meta:editing-cycles>
    <meta:generator>LibreOffice/6.2.6.2$Linux_X86_64 LibreOffice_project/20$Build-2</meta:generator>
    <meta:document-statistic meta:table-count="1" meta:cell-count="35" meta:object-count="0"/>
  </office:meta>
</office:document-meta>
</file>